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48bbd" officeooo:paragraph-rsid="00148bbd"/>
    </style:style>
    <style:style style:name="P2" style:family="paragraph" style:parent-style-name="Standard">
      <style:paragraph-properties fo:text-align="justify" style:justify-single-word="false"/>
      <style:text-properties officeooo:rsid="00148bbd" officeooo:paragraph-rsid="00148bbd"/>
    </style:style>
    <style:style style:name="P3" style:family="paragraph" style:parent-style-name="Standard">
      <style:paragraph-properties fo:text-align="justify" style:justify-single-word="false"/>
      <style:text-properties officeooo:rsid="00154937" officeooo:paragraph-rsid="00154937"/>
    </style:style>
    <style:style style:name="P4" style:family="paragraph" style:parent-style-name="Standard">
      <style:paragraph-properties fo:text-align="justify" style:justify-single-word="false"/>
      <style:text-properties officeooo:rsid="00168305" officeooo:paragraph-rsid="00168305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68305" officeooo:paragraph-rsid="00168305"/>
    </style:style>
    <style:style style:name="P6" style:family="paragraph" style:parent-style-name="Standard">
      <style:paragraph-properties fo:text-align="justify" style:justify-single-word="false"/>
      <style:text-properties officeooo:rsid="00171a71" officeooo:paragraph-rsid="00171a71"/>
    </style:style>
    <style:style style:name="P7" style:family="paragraph" style:parent-style-name="Standard">
      <style:paragraph-properties fo:text-align="justify" style:justify-single-word="false" fo:padding="0.0201in" fo:border="0.06pt solid #000000" style:shadow="none"/>
      <style:text-properties officeooo:rsid="00173c07" officeooo:paragraph-rsid="00173c07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68305" officeooo:paragraph-rsid="00168305"/>
    </style:style>
    <style:style style:name="P9" style:family="paragraph" style:parent-style-name="Standard" style:list-style-name="L5">
      <style:paragraph-properties fo:text-align="justify" style:justify-single-word="false"/>
      <style:text-properties officeooo:rsid="00168305" officeooo:paragraph-rsid="00168305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48bbd" officeooo:paragraph-rsid="00148bbd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148bbd" officeooo:paragraph-rsid="00148bbd"/>
    </style:style>
    <style:style style:name="P12" style:family="paragraph" style:parent-style-name="Standard" style:list-style-name="L4">
      <style:paragraph-properties fo:text-align="justify" style:justify-single-word="false"/>
      <style:text-properties officeooo:rsid="00154937" officeooo:paragraph-rsid="00154937"/>
    </style:style>
    <style:style style:name="P13" style:family="paragraph" style:parent-style-name="Standard" style:list-style-name="L5">
      <style:paragraph-properties fo:text-align="justify" style:justify-single-word="false"/>
      <style:text-properties officeooo:rsid="00154937" officeooo:paragraph-rsid="00154937"/>
    </style:style>
    <style:style style:name="P14" style:family="paragraph" style:parent-style-name="Standard" style:list-style-name="L6">
      <style:paragraph-properties fo:text-align="justify" style:justify-single-word="false"/>
      <style:text-properties officeooo:rsid="00171a71" officeooo:paragraph-rsid="00171a71"/>
    </style:style>
    <style:style style:name="P15" style:family="paragraph" style:parent-style-name="Standard" style:list-style-name="L7">
      <style:paragraph-properties fo:text-align="justify" style:justify-single-word="false"/>
      <style:text-properties officeooo:rsid="00171a71" officeooo:paragraph-rsid="00171a71"/>
    </style:style>
    <style:style style:name="P16" style:family="paragraph" style:parent-style-name="Standard" style:list-style-name="L8">
      <style:paragraph-properties fo:text-align="justify" style:justify-single-word="false"/>
      <style:text-properties officeooo:rsid="00171a71" officeooo:paragraph-rsid="00171a71"/>
    </style:style>
    <style:style style:name="P17" style:family="paragraph" style:parent-style-name="Standard" style:list-style-name="L9">
      <style:paragraph-properties fo:text-align="justify" style:justify-single-word="false"/>
      <style:text-properties officeooo:rsid="00173c07" officeooo:paragraph-rsid="00173c07"/>
    </style:style>
    <style:style style:name="P18" style:family="paragraph" style:parent-style-name="Standard">
      <style:paragraph-properties fo:text-align="justify" style:justify-single-word="false"/>
      <style:text-properties officeooo:rsid="00173c07" officeooo:paragraph-rsid="00173c07"/>
    </style:style>
    <style:style style:name="P19" style:family="paragraph" style:parent-style-name="Standard">
      <style:paragraph-properties fo:text-align="justify" style:justify-single-word="false"/>
      <style:text-properties officeooo:rsid="0018dcf1" officeooo:paragraph-rsid="0018dcf1"/>
    </style:style>
    <style:style style:name="P20" style:family="paragraph" style:parent-style-name="Standard" style:list-style-name="L10">
      <style:paragraph-properties fo:text-align="justify" style:justify-single-word="false"/>
      <style:text-properties officeooo:rsid="0018dcf1" officeooo:paragraph-rsid="0018dcf1"/>
    </style:style>
    <style:style style:name="P21" style:family="paragraph" style:parent-style-name="Standard" style:list-style-name="L11">
      <style:paragraph-properties fo:text-align="justify" style:justify-single-word="false"/>
      <style:text-properties officeooo:rsid="0018dcf1" officeooo:paragraph-rsid="0018dcf1"/>
    </style:style>
    <style:style style:name="P22" style:family="paragraph" style:parent-style-name="Standard">
      <style:paragraph-properties fo:text-align="justify" style:justify-single-word="false"/>
      <style:text-properties officeooo:rsid="0019628d" officeooo:paragraph-rsid="0019628d"/>
    </style:style>
    <style:style style:name="P23" style:family="paragraph" style:parent-style-name="Standard" style:list-style-name="L12">
      <style:paragraph-properties fo:text-align="justify" style:justify-single-word="false"/>
      <style:text-properties officeooo:rsid="0019628d" officeooo:paragraph-rsid="0019628d"/>
    </style:style>
    <style:style style:name="P24" style:family="paragraph" style:parent-style-name="Standard" style:list-style-name="L13">
      <style:paragraph-properties fo:text-align="justify" style:justify-single-word="false"/>
      <style:text-properties officeooo:rsid="0019628d" officeooo:paragraph-rsid="0019628d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able_20_Contents">
      <style:paragraph-properties fo:text-align="justify" style:justify-single-word="false"/>
      <style:text-properties officeooo:rsid="0019628d" officeooo:paragraph-rsid="0019628d"/>
    </style:style>
    <style:style style:name="P27" style:family="paragraph" style:parent-style-name="Table_20_Contents" style:list-style-name="L14">
      <style:paragraph-properties fo:text-align="justify" style:justify-single-word="false"/>
      <style:text-properties officeooo:rsid="0019628d" officeooo:paragraph-rsid="0019628d"/>
    </style:style>
    <style:style style:name="P28" style:family="paragraph" style:parent-style-name="Table_20_Contents" style:list-style-name="L16">
      <style:paragraph-properties fo:text-align="justify" style:justify-single-word="false"/>
      <style:text-properties officeooo:rsid="0019628d" officeooo:paragraph-rsid="001962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als</text:p>
      <text:p text:style-name="P1"/>
      <text:h text:style-name="Heading_20_1" text:outline-level="1">Can</text:h>
      <text:p text:style-name="P2">We use <text:span text:style-name="T1">can</text:span> to say that something is <text:span text:style-name="T1">possible</text:span> or <text:span text:style-name="T1">allowed</text:span>, or that somebody has the <text:span text:style-name="T1">ability</text:span> to do something.</text:p>
      <text:p text:style-name="P2"/>
      <text:p text:style-name="P2">Can has only two forms: <text:span text:style-name="T2">can (present)</text:span> and <text:span text:style-name="T2">could (past)</text:span>. So sometimes it is <text:span text:style-name="T3">necessary</text:span> to use <text:span text:style-name="T1">be able to</text:span>.</text:p>
      <text:list xml:id="list3975668333925342925" text:style-name="L1">
        <text:list-item>
          <text:p text:style-name="P8">I <text:span text:style-name="T1">haven't been able to</text:span> sleep recently.</text:p>
        </text:list-item>
        <text:list-item>
          <text:p text:style-name="P8">Tom <text:span text:style-name="T1">might be able to</text:span> come tomorrow.</text:p>
        </text:list-item>
        <text:list-item>
          <text:p text:style-name="P8">Applicants for the job <text:span text:style-name="T1">must be able to</text:span> speak two foreign languages.</text:p>
        </text:list-item>
      </text:list>
      <text:p text:style-name="P2"/>
      <text:p text:style-name="P2"/>
      <text:h text:style-name="Heading_20_1" text:outline-level="1">Could (past of can)</text:h>
      <text:p text:style-name="P2">We use could to say that somebody had the <text:span text:style-name="T1">general ability</text:span> or <text:span text:style-name="T1">permission</text:span> to do something:</text:p>
      <text:list xml:id="list2539324231413226338" text:style-name="L2">
        <text:list-item>
          <text:p text:style-name="P10">My grandfather <text:span text:style-name="T5">could speak</text:span> five languages.</text:p>
        </text:list-item>
        <text:list-item>
          <text:p text:style-name="P10">We were totally free. We <text:span text:style-name="T5">could do</text:span> what we wanted. ( = we were allowed to do)</text:p>
        </text:list-item>
      </text:list>
      <text:p text:style-name="P2"/>
      <text:p text:style-name="P2">We use could especially with: see, hear, smell, taste, feel, remember, understand.</text:p>
      <text:list xml:id="list9150161888440967433" text:style-name="L3">
        <text:list-item>
          <text:p text:style-name="P11">We had a loverly room in the hotel. We <text:span text:style-name="T5">could see</text:span> the lake.</text:p>
        </text:list-item>
        <text:list-item>
          <text:p text:style-name="P11">As soon as I walked into the room, I <text:span text:style-name="T5">could smell</text:span> gas.</text:p>
        </text:list-item>
        <text:list-item>
          <text:p text:style-name="P11">I was sitting at the back of the theatre and <text:span text:style-name="T5">couldn't hear</text:span> very well.</text:p>
        </text:list-item>
      </text:list>
      <text:p text:style-name="P2"/>
      <text:h text:style-name="Heading_20_1" text:outline-level="1">Be able to</text:h>
      <text:p text:style-name="P3">To be able to is the infinitive form of can and we use it for all forms (present, past, future, etc.). We can say that somebody is able to o can, but can is more usual:</text:p>
      <text:list xml:id="list439849503145157878" text:style-name="L4">
        <text:list-item>
          <text:p text:style-name="P12">We <text:span text:style-name="T1">are able to see</text:span> the lake from our bedroom window. (or more usual: we <text:span text:style-name="T1">can see</text:span> the lake from our bedroom window.).</text:p>
        </text:list-item>
      </text:list>
      <text:p text:style-name="P3"/>
      <text:h text:style-name="Heading_20_2" text:outline-level="2">Could and was able to</text:h>
      <text:p text:style-name="P3">We use <text:span text:style-name="T1">could</text:span> for <text:span text:style-name="T2">general ability</text:span>. But if you want to say that somebody did something in a <text:span text:style-name="T2">specific situation</text:span>, use <text:span text:style-name="T1">was/were able to</text:span> or <text:span text:style-name="T1">managed to</text:span> (not could):</text:p>
      <text:list xml:id="list8178662220015254346" text:style-name="L5">
        <text:list-item>
          <text:p text:style-name="P13">The fire spread through the building very quickly, but fortunately everybody <text:span text:style-name="T1">was able to escape / managed to escape</text:span>. (<text:span text:style-name="T2">not</text:span> could escape)</text:p>
        </text:list-item>
        <text:list-item>
          <text:p text:style-name="P9">We didn't know where David was, but we <text:span text:style-name="T1">managed to find / were able to find</text:span> him in the end. (<text:span text:style-name="T2">not</text:span> could find)</text:p>
        </text:list-item>
      </text:list>
      <text:p text:style-name="P3"/>
      <text:p text:style-name="P5">Compare:</text:p>
      <text:p text:style-name="P4"><text:tab/>Mike was an excellent tennis player when he was younger. He <text:span text:style-name="T1">could beat </text:span>anybody. ( = he had <text:soft-page-break/><text:tab/>the general ability to beat anybody)</text:p>
      <text:p text:style-name="P4"><text:span text:style-name="T2">but</text:span><text:tab/>Mike and Pete played tennis yesterday. Pete played very well, but Mike <text:span text:style-name="T1">managed to beat</text:span> him. <text:tab/>( = he managed to beat him in this particular game)</text:p>
      <text:p text:style-name="P4"/>
      <text:p text:style-name="P4"/>
      <text:p text:style-name="P4"/>
      <text:h text:style-name="Heading_20_2" text:outline-level="2">Could (conditional of can)</text:h>
      <text:p text:style-name="P6">We use <text:s/>could to talk about <text:span text:style-name="T5">possible (less sure than </text:span><text:span text:style-name="T3">can</text:span><text:span text:style-name="T5">)</text:span> <text:s/>actions <text:span text:style-name="T2">now</text:span> or <text:span text:style-name="T2">in the future </text:span>(especially to make suggestions).</text:p>
      <text:p text:style-name="P6"/>
      <text:list xml:id="list3921599512118070057" text:style-name="L6">
        <text:list-item>
          <text:p text:style-name="P14">A: What shall we do this evening?</text:p>
        </text:list-item>
        <text:list-item>
          <text:p text:style-name="P14">B: We <text:span text:style-name="T1">could go</text:span> to the cinema.</text:p>
        </text:list-item>
      </text:list>
      <text:p text:style-name="P6"/>
      <text:p text:style-name="P6">We also use could (<text:span text:style-name="T2">not</text:span> can) for actions which are <text:span text:style-name="T1">not realistic</text:span>.</text:p>
      <text:list xml:id="list8751890007776387877" text:style-name="L7">
        <text:list-item>
          <text:p text:style-name="P15">I'm so tired, I <text:span text:style-name="T1">could sleep</text:span> for a week. </text:p>
        </text:list-item>
      </text:list>
      <text:p text:style-name="P6"/>
      <text:p text:style-name="P6">Compare:</text:p>
      <text:list xml:id="list2264465505849899589" text:style-name="L8">
        <text:list-item>
          <text:p text:style-name="P16">I <text:span text:style-name="T1">can stay</text:span> with Julia when I go to Paris. (realistic)</text:p>
        </text:list-item>
        <text:list-item>
          <text:p text:style-name="P16">I <text:span text:style-name="T1">could stay</text:span> with Julia when I go to Paris. (possible, but less sure)</text:p>
        </text:list-item>
        <text:list-item>
          <text:p text:style-name="P16">This is wonderful place. I <text:span text:style-name="T1">could stay</text:span> here for ever. (unrealistic)</text:p>
        </text:list-item>
      </text:list>
      <text:p text:style-name="P6"/>
      <text:p text:style-name="P6"/>
      <text:h text:style-name="Heading_20_3" text:outline-level="3">Could have (past conditional of can)</text:h>
      <text:p text:style-name="P7">Something <text:span text:style-name="T1">could have</text:span> happened = it was possible but did <text:span text:style-name="T4">not</text:span> happen.</text:p>
      <text:list xml:id="list4659325674441651158" text:style-name="L9">
        <text:list-item>
          <text:p text:style-name="P17">I didn't know that you wanted to go to the concert. I could have got you a ticket. (I didn't get you a ticket)</text:p>
        </text:list-item>
      </text:list>
      <text:p text:style-name="P18"/>
      <text:p text:style-name="P18"/>
      <text:p text:style-name="P18"/>
      <text:p text:style-name="P18"/>
      <text:p text:style-name="P18"/>
      <text:h text:style-name="P25" text:outline-level="2">Must and can't</text:h>
      <text:p text:style-name="P19"/>
      <text:p text:style-name="P19">You can use must to say that you BELIEVE SOMETHING IS <text:span text:style-name="T1">CERTAIN</text:span>:</text:p>
      <text:list xml:id="list6774891905560240156" text:style-name="L10">
        <text:list-item>
          <text:p text:style-name="P20">You've been travelling all day. You <text:span text:style-name="T1">must be</text:span> tired. (Travelling is tiring and you've been travelling all day, so you must be tired.)</text:p>
        </text:list-item>
        <text:list-item>
          <text:p text:style-name="P20">“jim is a hard worker”. “Jim? You <text:span text:style-name="T1">must be joking</text:span>. He doesn't do anything.”</text:p>
        </text:list-item>
        <text:list-item>
          <text:p text:style-name="P20">Carol <text:span text:style-name="T1">must get</text:span> very bored in her job. She does the same thing every day.</text:p>
        </text:list-item>
        <text:list-item>
          <text:p text:style-name="P20">I'm sure Sally gave me her phone number. I <text:span text:style-name="T1">must have</text:span> it somewhere.</text:p>
        </text:list-item>
      </text:list>
      <text:p text:style-name="P19"/>
      <text:p text:style-name="P19">You can use can't to say that you BELIEVE SOMETHING IS <text:span text:style-name="T1">NOT POSSIBLE</text:span>:</text:p>
      <text:list xml:id="list5072609124737960446" text:style-name="L11">
        <text:list-item>
          <text:p text:style-name="P21">You've just had lunch. You <text:span text:style-name="T1">can't be</text:span> hungry already. (People are not normally hungry just after eating a meal. You've just eaten, so you can't be hungry.)</text:p>
        </text:list-item>
        <text:list-item>
          <text:p text:style-name="P21">They haven't lived here for very long. They <text:span text:style-name="T1">can't know</text:span> many people.</text:p>
        </text:list-item>
      </text:list>
      <text:p text:style-name="P19"/>
      <text:h text:style-name="Heading_20_2" text:outline-level="2">Must and have to</text:h>
      <text:p text:style-name="P22"/>
      <text:p text:style-name="P22">You can use <text:span text:style-name="T1">must</text:span> to give your own <text:span text:style-name="T2">opinion</text:span> (for example, to say what you think is necessary, or to recommend to do something):</text:p>
      <text:list xml:id="list4056120974267806161" text:style-name="L12">
        <text:list-item>
          <text:p text:style-name="P23">I haven't spoken to Sue for ages. I <text:span text:style-name="T1">must phone</text:span> her. (=I say this is necessary)</text:p>
        </text:list-item>
        <text:list-item>
          <text:p text:style-name="P23">Mark is a really nice person. You <text:span text:style-name="T1">must meet</text:span> him. (I recommend this)</text:p>
        </text:list-item>
      </text:list>
      <text:p text:style-name="P22"/>
      <text:p text:style-name="P22">We use <text:span text:style-name="T1">have to </text:span>(<text:span text:style-name="T2">not</text:span> must) to say what someone is <text:span text:style-name="T2">obliged</text:span> to do. The speaker is not giving his/her own opinion:</text:p>
      <text:list xml:id="list7576496448483135727" text:style-name="L13">
        <text:list-item>
          <text:p text:style-name="P24"><text:span text:style-name="T1">I have to work</text:span> from 8.30 to 5.30 every day. (a fact, not an opinion)</text:p>
        </text:list-item>
        <text:list-item>
          <text:p text:style-name="P24">Jane <text:span text:style-name="T1">has to travel</text:span> a lot for her work.</text:p>
        </text:list-item>
      </text:list>
      <text:p text:style-name="P22"/>
      <text:h text:style-name="Heading_20_2" text:outline-level="2">Mustn't and don't have to</text:h>
      <text:p text:style-name="P22">Mustn't and don't have to are completely different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6">You mustn't do something = it is <text:span text:style-name="T1">necessary</text:span> that you do not do it (so don't do it):</text:p>
            <text:list xml:id="list8600670518084888532" text:style-name="L14">
              <text:list-item>
                <text:p text:style-name="P27">You <text:span text:style-name="T1">must keep</text:span> it a secret. You mustn't tell anyone. (=don't tell anyone)</text:p>
              </text:list-item>
              <text:list-item>
                <text:p text:style-name="P27">I promised I would be on time. I <text:span text:style-name="T1">mustn't be</text:span> late. (=I must be on time)</text:p>
              </text:list-item>
            </text:list>
          </table:table-cell>
          <table:table-cell table:style-name="Table1.B1" office:value-type="string">
            <text:p text:style-name="P26">You don't have to do something = you don't need to do it. (but you can if you want):</text:p>
            <text:list xml:id="list888370146746477249" text:style-name="L16">
              <text:list-item>
                <text:p text:style-name="P28">You <text:span text:style-name="T1">don't have to tell</text:span> him, but you can if you want to.</text:p>
              </text:list-item>
              <text:list-item>
                <text:p text:style-name="P28">I <text:span text:style-name="T1">don't have to be</text:span> at the meeting, but I think I'll go anyway.</text:p>
              </text:list-item>
            </text:list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6:46:31.627409938</meta:creation-date>
    <dc:date>2014-11-04T23:07:22.181893103</dc:date>
    <meta:editing-duration>PT9M58S</meta:editing-duration>
    <meta:editing-cycles>3</meta:editing-cycles>
    <meta:generator>LibreOffice/4.2.6.3$Linux_x86 LibreOffice_project/420m0$Build-3</meta:generator>
    <meta:document-statistic meta:table-count="1" meta:image-count="0" meta:object-count="0" meta:page-count="3" meta:paragraph-count="62" meta:word-count="868" meta:character-count="4307" meta:non-whitespace-character-count="3527"/>
  </office:meta>
</office:document-meta>
</file>